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81mm"/>
    </style:style>
    <style:style style:name="co4" style:family="table-column">
      <style:table-column-properties fo:break-before="auto" style:column-width="45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z=100x+300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formula="of:=100*[.C2]+300*[.D2]" office:value-type="float" office:value="1000.00000014912" calcext:value-type="float">
            <text:p>1000.00000014912</text:p>
          </table:table-cell>
          <table:table-cell office:value-type="float" office:value="2.50000000120349" calcext:value-type="float">
            <text:p>2.50000000120349</text:p>
          </table:table-cell>
          <table:table-cell office:value-type="float" office:value="2.5000000000959" calcext:value-type="float">
            <text:p>2.500000000095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formula="of:=[.C2]+5*[.D2]" office:value-type="float" office:value="15.000000001683" calcext:value-type="float">
            <text:p>15.00000000168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formula="of:=5*[.C2]+[.D2]" office:value-type="float" office:value="15.0000000061133" calcext:value-type="float">
            <text:p>15.0000000061133</text:p>
          </table:table-cell>
          <table:table-cell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2:44:11.621362592</meta:creation-date>
    <dc:date>2019-03-05T13:05:53.236771282</dc:date>
    <meta:editing-duration>PT11M2S</meta:editing-duration>
    <meta:editing-cycles>2</meta:editing-cycles>
    <meta:generator>LibreOffice/6.2.0.3$Linux_X86_64 LibreOffice_project/20$Build-3</meta:generator>
    <meta:document-statistic meta:table-count="1" meta:cell-count="13" meta:object-count="0"/>
  </office:meta>
</office:document-meta>
</file>